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1" svg:font-family="'Times New Roman'" style:font-adornments="Italiqu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que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808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23ff2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d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04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296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48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6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09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17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ff808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23ff2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00d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6pt" fo:font-style="normal" fo:text-shadow="none" style:text-underline-style="none" fo:font-weight="bold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7pt" fo:font-style="normal" fo:text-shadow="none" style:text-underline-style="none" fo:font-weight="bold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6pt" fo:font-style="normal" fo:text-shadow="none" style:text-underline-style="none" fo:font-weight="bold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6pt" fo:font-style="normal" fo:text-shadow="none" style:text-underline-style="none" fo:font-weight="bold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1" fo:font-size="7pt" fo:font-style="normal" fo:text-shadow="none" style:text-underline-style="none" fo:font-weight="bold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6.596cm" svg:height="0.743cm" svg:x="7.276cm" svg:y="15.375cm">
            <text:p/>
          </draw:rect>
          <draw:rect draw:style-name="gr2" draw:text-style-name="P2" draw:layer="layout" svg:width="4.292cm" svg:height="0.685cm" svg:x="9.58cm" svg:y="14.576cm">
            <text:p/>
          </draw:rect>
          <draw:rect draw:style-name="gr3" draw:text-style-name="P3" draw:layer="layout" svg:width="2.361cm" svg:height="0.657cm" svg:x="7.276cm" svg:y="14.604cm">
            <text:p/>
          </draw:rect>
          <draw:line draw:style-name="gr4" draw:text-style-name="P4" draw:layer="layout" svg:x1="9.636cm" svg:y1="14.089cm" svg:x2="9.636cm" svg:y2="15.26cm">
            <text:p/>
          </draw:line>
          <draw:line draw:style-name="gr4" draw:text-style-name="P4" draw:layer="layout" svg:x1="7.301cm" svg:y1="16.146cm" svg:x2="7.283cm" svg:y2="14.176cm">
            <text:p/>
          </draw:line>
          <draw:line draw:style-name="gr4" draw:text-style-name="P4" draw:layer="layout" svg:x1="13.938cm" svg:y1="16.119cm" svg:x2="13.922cm" svg:y2="14.149cm">
            <text:p/>
          </draw:line>
          <draw:frame draw:style-name="gr5" draw:text-style-name="P6" draw:layer="layout" svg:width="2.304cm" svg:height="0.754cm" svg:x="7.276cm" svg:y="14.518cm">
            <draw:text-box>
              <text:p text:style-name="P5"><text:span text:style-name="T1">Temps de réaction</text:span></text:p>
            </draw:text-box>
          </draw:frame>
          <draw:frame draw:style-name="gr6" draw:text-style-name="P6" draw:layer="layout" svg:width="4.144cm" svg:height="0.546cm" svg:x="9.728cm" svg:y="14.687cm">
            <draw:text-box>
              <text:p text:style-name="P5"><text:span text:style-name="T1">Distance de freinage</text:span></text:p>
            </draw:text-box>
          </draw:frame>
          <draw:frame draw:style-name="gr7" draw:text-style-name="P7" draw:layer="layout" svg:width="6.605cm" svg:height="0.798cm" svg:x="7.276cm" svg:y="15.495cm">
            <draw:text-box>
              <text:p text:style-name="P5"><text:span text:style-name="T2">DISTANCE D'ARRÊT</text:span></text:p>
            </draw:text-box>
          </draw:frame>
          <draw:frame draw:style-name="gr8" draw:text-style-name="P9" draw:layer="layout" svg:width="2.828cm" svg:height="0.81cm" svg:x="6.657cm" svg:y="13.405cm">
            <draw:text-box>
              <text:p text:style-name="P8"><text:span text:style-name="T1">J'aperçois l'obstacle</text:span></text:p>
            </draw:text-box>
          </draw:frame>
          <draw:frame draw:style-name="gr9" draw:text-style-name="P9" draw:layer="layout" svg:width="1.53cm" svg:height="0.659cm" svg:x="9.252cm" svg:y="13.491cm">
            <draw:text-box>
              <text:p text:style-name="P8"><text:span text:style-name="T1">Je freine</text:span></text:p>
            </draw:text-box>
          </draw:frame>
          <draw:frame draw:style-name="gr10" draw:text-style-name="P9" draw:layer="layout" svg:width="2.936cm" svg:height="0.967cm" svg:x="11.608cm" svg:y="13.465cm">
            <draw:text-box>
              <text:p text:style-name="P8"><text:span text:style-name="T1"><text:s text:c="11"/></text:span><text:span text:style-name="T1">Mon véhicule <text:s text:c="11"/>s'arrêt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1" svg:font-family="'Times New Roman'" style:font-adornments="Italiqu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que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21:59:52.427201854</meta:creation-date>
    <dc:date>2019-06-24T22:11:40.430064360</dc:date>
    <meta:editing-duration>PT11M44S</meta:editing-duration>
    <meta:editing-cycles>6</meta:editing-cycles>
    <meta:generator>LibreOffice/5.2.7.2$Linux_X86_64 LibreOffice_project/20m0$Build-2</meta:generator>
    <meta:document-statistic meta:object-count="13"/>
  </office:meta>
</office:document-meta>
</file>